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style:font-name="Arial1"/>
    </style:style>
    <style:style style:name="P3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0"/>
      <style:text-properties style:font-name="Arial1" fo:font-size="20pt" fo:font-weight="bold" style:font-size-asian="20pt" style:font-weight-asian="bold" style:font-size-complex="20pt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018cm solid #000000"/>
      <style:text-properties style:font-name="Arial1" fo:font-size="20pt" fo:font-weight="bold" style:font-size-asian="20pt" style:font-weight-asian="bold" style:font-size-complex="20pt"/>
    </style:style>
    <style:style style:name="P6" style:family="paragraph" style:parent-style-name="Standard">
      <style:paragraph-properties fo:text-align="justify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3">
      <style:paragraph-properties fo:text-align="justify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text-properties fo:font-weight="normal" style:font-weight-asian="normal" style:font-weight-complex="normal"/>
    </style:style>
    <style:style style:name="P10" style:family="paragraph" style:parent-style-name="Text_20_body" style:list-style-name="L1"/>
    <style:style style:name="P11" style:family="paragraph" style:parent-style-name="Text_20_body">
      <style:text-properties style:font-name="Arial1" fo:font-size="12pt" fo:font-weight="normal" style:font-size-asian="12pt" style:font-weight-asian="normal" style:font-size-complex="12pt"/>
    </style:style>
    <style:style style:name="P12" style:family="paragraph" style:parent-style-name="Text_20_body" style:list-style-name="L2">
      <style:text-properties style:font-name="Arial1" fo:font-size="12pt" fo:font-weight="normal" style:font-size-asian="12pt" style:font-weight-asian="normal" style:font-size-complex="12pt"/>
    </style:style>
    <style:style style:name="P13" style:family="paragraph" style:parent-style-name="Text_20_body" style:list-style-name="L8"/>
    <style:style style:name="P14" style:family="paragraph" style:parent-style-name="Text_20_body" style:list-style-name="L4">
      <style:paragraph-properties fo:margin-left="2.501cm" fo:margin-right="0cm" fo:text-indent="-0.635cm" style:auto-text-indent="false"/>
      <style:text-properties style:font-name="Arial1" fo:font-size="12pt" fo:font-weight="normal" style:font-size-asian="12pt" style:font-weight-asian="normal" style:font-size-complex="12pt"/>
    </style:style>
    <style:style style:name="P15" style:family="paragraph" style:parent-style-name="Text_20_body" style:list-style-name="L4">
      <style:paragraph-properties fo:margin-left="2.501cm" fo:margin-right="0cm" fo:text-indent="-0.635cm" style:auto-text-indent="false"/>
    </style:style>
    <style:style style:name="P16" style:family="paragraph" style:parent-style-name="Text_20_body" style:list-style-name="L5">
      <style:paragraph-properties fo:margin-left="2.501cm" fo:margin-right="0cm" fo:text-indent="-0.635cm" style:auto-text-indent="false"/>
    </style:style>
    <style:style style:name="P17" style:family="paragraph" style:parent-style-name="Text_20_body" style:list-style-name="L6">
      <style:paragraph-properties fo:margin-left="2.501cm" fo:margin-right="0cm" fo:text-indent="-0.635cm" style:auto-text-indent="false"/>
    </style:style>
    <style:style style:name="P18" style:family="paragraph" style:parent-style-name="Text_20_body" style:list-style-name="L7">
      <style:paragraph-properties fo:margin-left="2.501cm" fo:margin-right="0cm" fo:text-indent="-0.635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PW. IES Haría</text:p>
      <text:p text:style-name="P3">UT1. Actividad 2</text:p>
      <text:p text:style-name="P1">Introducción a las aplicaciones web</text:p>
      <text:p text:style-name="P1"/>
      <text:p text:style-name="Text_20_body"><text:span text:style-name="T1">Objetivo general</text:span>: <text:span text:style-name="T2">investigar, compartir y comprender los conceptos relacionados con los elementos involucrados en las aplicaciones web</text:span></text:p>
      <text:p text:style-name="P9"/>
      <text:p text:style-name="Text_20_body"><text:span text:style-name="T1">Recursos</text:span><text:span text:style-name="T2">: materiales y apuntes de la web, marcadores sociales y herramientas de microblogging</text:span></text:p>
      <text:p text:style-name="Text_20_body"/>
      <text:p text:style-name="P4">Tarea:</text:p>
      <text:p text:style-name="Text_20_body">Localizar en Internet la respuesta a las siguientes cuestiones. Cada recurso localizado se enlazará utilizando Diigo:</text:p>
      <text:list xml:id="list778137792" text:style-name="L1">
        <text:list-item>
          <text:p text:style-name="P10">Se marcará el texto en el que se conteste a la pregunta.</text:p>
        </text:list-item>
        <text:list-item>
          <text:p text:style-name="P10">Se añadirá una nota indicando a qué pregunta contesta y lo que estimes conveniente.</text:p>
        </text:list-item>
        <text:list-item>
          <text:p text:style-name="P10">Se etiquetará el recurso localizado.</text:p>
        </text:list-item>
        <text:list-item>
          <text:p text:style-name="P10">Se compartirá el recurso localizado con el grupo del módulo en Diigo APW201112</text:p>
        </text:list-item>
        <text:list-item>
          <text:p text:style-name="P10">Se compartirá en twitter añadiendo el hashtag #apw201011</text:p>
        </text:list-item>
      </text:list>
      <text:p text:style-name="Text_20_body"/>
      <text:p text:style-name="P4">Preguntas:</text:p>
      <text:p text:style-name="P2"/>
      <text:list xml:id="list484841609" text:style-name="L2">
        <text:list-item>
          <text:p text:style-name="P12">Describe el esquema de funcionamiento de un servicio web. Componentes involucrados. Inserta una imagen que lo describa.</text:p>
        </text:list-item>
        <text:list-item>
          <text:p text:style-name="P12">¿Qué protocolo de comunicaciones está involucrado en el tráfico web? ¿Qué tipos de mensaje intercambian cliente y servidor? </text:p>
        </text:list-item>
        <text:list-item>
          <text:p text:style-name="P12">Describe como funciona un ataque distribuido de denegación (DdoS) de servicio por inundación Syn (Syn Flood) </text:p>
        </text:list-item>
        <text:list-item>
          <text:p text:style-name="P12">¿Qué son los lenguajes de marcas?¿para qué se utilizan?</text:p>
        </text:list-item>
        <text:list-item>
          <text:p text:style-name="P12">El lenguaje HTML:</text:p>
        </text:list-item>
      </text:list>
      <text:list xml:id="list1973785681" text:style-name="L4">
        <text:list-item>
          <text:p text:style-name="P15">¿Qué es?</text:p>
        </text:list-item>
        <text:list-item>
          <text:p text:style-name="P15">Extensiones por defecto de los archivos</text:p>
        </text:list-item>
        <text:list-item>
          <text:p text:style-name="P15">En que secciones se divide un documento en HTML y para qué es cada una</text:p>
        </text:list-item>
        <text:list-item>
          <text:p text:style-name="P15">Qué etiquetas más comunes se pueden encontrar en cada sección</text:p>
          <text:p text:style-name="P14"/>
        </text:list-item>
      </text:list>
      <text:list xml:id="list40158737" text:continue-list="list484841609" text:style-name="L2">
        <text:list-item>
          <text:p text:style-name="P12">HTML versión 5. Qué novedades importantes incorpora frente a HTML 4. En que estado de desarrollo se encuentra.</text:p>
        </text:list-item>
        <text:list-item>
          <text:p text:style-name="P12">Lenguajes de script de cliente y servidor</text:p>
        </text:list-item>
      </text:list>
      <text:list xml:id="list1121182033" text:style-name="L5">
        <text:list-item>
          <text:p text:style-name="P16">Para qué se utilizan</text:p>
        </text:list-item>
        <text:list-item>
          <text:p text:style-name="P16">En qué se diferencian</text:p>
        </text:list-item>
        <text:list-item>
          <text:p text:style-name="P16">Nombra algunos lenguajes de script tanto de cliente cómo de servidor.</text:p>
        </text:list-item>
        <text:list-item>
          <text:p text:style-name="P16">Qué etiquetas se utilizan para insertarlo en un archivo web</text:p>
        </text:list-item>
      </text:list>
      <text:list xml:id="list1060634739" text:continue-list="list40158737" text:style-name="L2">
        <text:list-item>
          <text:p text:style-name="P12">Hojas de estilo</text:p>
        </text:list-item>
      </text:list>
      <text:list xml:id="list1165354220" text:style-name="L6">
        <text:list-item>
          <text:p text:style-name="P17">Qué son</text:p>
        </text:list-item>
        <text:list-item>
          <text:p text:style-name="P17">Por qué aparecieron</text:p>
        </text:list-item>
        <text:list-item>
          <text:p text:style-name="P17">Qué etiqueta se utiliza</text:p>
        </text:list-item>
        <text:list-item>
          <text:p text:style-name="P17">Cómo se especifica la hoja de estilo a aplicar si esta se encuentra en otro fichero</text:p>
        </text:list-item>
      </text:list>
      <text:list xml:id="list150451457" text:continue-list="list1060634739" text:style-name="L2">
        <text:list-item>
          <text:p text:style-name="P12">Herramientas de diseño web</text:p>
        </text:list-item>
      </text:list>
      <text:list xml:id="list2038530677" text:style-name="L7">
        <text:list-item>
          <text:p text:style-name="P18">Qué son</text:p>
        </text:list-item>
        <text:list-item>
          <text:p text:style-name="P18">Nombra algunas y sus características más importantes</text:p>
        </text:list-item>
      </text:list>
      <text:list xml:id="list1712310648" text:continue-list="list150451457" text:style-name="L2">
        <text:list-item>
          <text:p text:style-name="P12">Bases de datos </text:p>
        </text:list-item>
      </text:list>
      <text:list xml:id="list520658720" text:style-name="L8">
        <text:list-item>
          <text:p text:style-name="P13"><text:soft-page-break/>Qué son</text:p>
        </text:list-item>
        <text:list-item>
          <text:p text:style-name="P13">Para qué se utilizan en el desarrollo web.</text:p>
        </text:list-item>
        <text:list-item>
          <text:p text:style-name="P13">Qué gestores de bases de datos son los más utilizados. Qué licencia tienen</text:p>
        </text:list-item>
      </text:list>
      <text:p text:style-name="P11"/>
      <text:p text:style-name="P6">Evaluación:</text:p>
      <text:p text:style-name="P6"/>
      <text:p text:style-name="P7">A la hora de evaluar la actividad se tendrá en cuenta:</text:p>
      <text:list xml:id="list314909292" text:style-name="L3">
        <text:list-item>
          <text:p text:style-name="P8">La cantidad y la calidad de las aportaciones al grupo del módulo en Diigo.</text:p>
        </text:list-item>
        <text:list-item>
          <text:p text:style-name="P8">Que se seleccione texto significativo.</text:p>
        </text:list-item>
        <text:list-item>
          <text:p text:style-name="P8">El uso de notas para ubicar y describir el texto seleccionado.</text:p>
        </text:list-item>
        <text:list-item>
          <text:p text:style-name="P8">El correcto etiquetado del recurso localizado.</text:p>
        </text:list-item>
        <text:list-item>
          <text:p text:style-name="P8">El uso de twitter para compartir el recurs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default-outline-level="2" style:class="text"/>
    <style:style style:name="Heading_20_3" style:display-name="Heading 3" style:family="paragraph" style:parent-style-name="Heading" style:default-outline-level="3" style:class="text"/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301</meta:generator>
    <meta:creation-date>2006-10-17T21:47:29</meta:creation-date>
    <dc:date>2011-09-22T07:12:46</dc:date>
    <meta:print-date>2006-12-12T00:09:40</meta:print-date>
    <dc:language>es-ES</dc:language>
    <meta:editing-cycles>35</meta:editing-cycles>
    <meta:editing-duration>PT18H4M52S</meta:editing-duration>
    <dc:creator>ivan </dc:creator>
    <meta:document-statistic meta:table-count="0" meta:image-count="0" meta:object-count="0" meta:page-count="2" meta:paragraph-count="47" meta:word-count="421" meta:character-count="2401"/>
    <meta:user-defined meta:name="Info 1"/>
    <meta:user-defined meta:name="Info 2"/>
    <meta:user-defined meta:name="Info 3"/>
    <meta:user-defined meta:name="Info 4"/>
  </office:meta>
</office:document-meta>
</file>